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3];[.F213];[.D213];[.G213];[.H213])" office:value-type="string" office:string-value="Class 1: 510 - The Arcane Eternal" calcext:value-type="string">
            <text:p>Class 1: 510 - The Arcane Eternal</text:p>
          </table:table-cell>
          <table:table-cell table:style-name="ce6" office:value-type="float" office:value="510" calcext:value-type="float">
            <text:p>51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4];[.F214];[.D214];[.G214];[.H214])" office:value-type="string" office:string-value="Class 2: 508 - The Ashen Titan" calcext:value-type="string">
            <text:p>Class 2: 508 - The Ashen Titan</text:p>
          </table:table-cell>
          <table:table-cell table:style-name="ce6" office:value-type="float" office:value="508" calcext:value-type="float">
            <text:p>50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834" calcext:value-type="float">
            <text:p>1834</text:p>
          </table:table-cell>
          <table:table-cell table:style-name="ce5" table:formula="of:=[.E2]" office:value-type="float" office:value="1834" calcext:value-type="float">
            <text:p>1834.0</text:p>
          </table:table-cell>
          <table:table-cell/>
          <table:table-cell table:style-name="ce6"/>
          <table:table-cell table:style-name="ce32" table:formula="of:=[.V9]" office:value-type="float" office:value="97493205.0876" calcext:value-type="float">
            <text:p>97,493,205</text:p>
          </table:table-cell>
          <table:table-cell table:style-name="ce32"/>
          <table:table-cell table:style-name="ce11" table:formula="of:=[.W9]" office:value-type="float" office:value="5422473.17500001" calcext:value-type="float">
            <text:p>5,422,473.2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9692" calcext:value-type="float">
            <text:p>69692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8.160794666667" calcext:value-type="float">
            <text:p>238.2</text:p>
          </table:table-cell>
          <table:table-cell table:style-name="ce10" table:formula="of:=1.1%*(1+[.S22])/60" office:value-type="percentage" office:value="0.00341733333333333" calcext:value-type="percentage">
            <text:p>0.34%</text:p>
          </table:table-cell>
          <table:table-cell table:style-name="ce9" table:formula="of:=[.W2]*60" office:value-type="percentage" office:value="0.20504" calcext:value-type="percentage">
            <text:p>20.50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54.416" calcext:value-type="float">
            <text:p>754.416</text:p>
          </table:table-cell>
          <table:table-cell table:formula="of:=SUM([.AL3:.AL5])" office:value-type="float" office:value="1663.20060192" calcext:value-type="float">
            <text:p>1663.20060192</text:p>
          </table:table-cell>
          <table:table-cell table:formula="of:=SUM([.AM3:.AM5])" office:value-type="float" office:value="0.83160030096" calcext:value-type="float">
            <text:p>0.83160030096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3: 500 - The Primordial Arbiter" calcext:value-type="string">
            <text:p>Class 3: 500 - The Primordial Arbiter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V10]" office:value-type="float" office:value="51.375" calcext:value-type="float">
            <text:p>51.375</text:p>
          </table:table-cell>
          <table:table-cell table:style-name="ce6"/>
          <table:table-cell table:style-name="ce12" table:formula="of:=[.V10]" office:value-type="percentage" office:value="51.375" calcext:value-type="percentage">
            <text:p>5137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367.64" calcext:value-type="float">
            <text:p>367.6</text:p>
          </table:table-cell>
          <table:table-cell table:style-name="ce10" table:formula="of:=[.X3]/60" office:value-type="percentage" office:value="0.00336666666666667" calcext:value-type="percentage">
            <text:p>0.34%</text:p>
          </table:table-cell>
          <table:table-cell table:style-name="ce9" table:formula="of:=2%+([.F7]/100/100/2)" office:value-type="percentage" office:value="0.202" calcext:value-type="percentage">
            <text:p>20.2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35" calcext:value-type="float">
            <text:p>535</text:p>
          </table:table-cell>
          <table:table-cell table:style-name="ce5" table:formula="of:=[.E4]*(1+[.Y22])" office:value-type="float" office:value="7650.5" calcext:value-type="float">
            <text:p>7650.5</text:p>
          </table:table-cell>
          <table:table-cell/>
          <table:table-cell table:style-name="ce6"/>
          <table:table-cell table:style-name="ce6" table:formula="of:=[.V11]" office:value-type="float" office:value="19.96" calcext:value-type="float">
            <text:p>19.96</text:p>
          </table:table-cell>
          <table:table-cell table:style-name="ce6"/>
          <table:table-cell table:style-name="ce12" table:formula="of:=[.V11]" office:value-type="percentage" office:value="19.96" calcext:value-type="percentage">
            <text:p>199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9200" calcext:value-type="float">
            <text:p>1092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452.816" calcext:value-type="float">
            <text:p>452.8</text:p>
          </table:table-cell>
          <table:table-cell table:style-name="ce10" table:formula="of:=[.X4]/60" office:value-type="percentage" office:value="0.00414666666666667" calcext:value-type="percentage">
            <text:p>0.41%</text:p>
          </table:table-cell>
          <table:table-cell table:style-name="ce9" table:formula="of:=1%*(1+3+3%*[.E90])+([.F7]/100/100/2)+1%" office:value-type="percentage" office:value="0.2488" calcext:value-type="percentage">
            <text:p>24.88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7]" office:value-type="float" office:value="6.7" calcext:value-type="float">
            <text:p>6.7</text:p>
          </table:table-cell>
          <table:table-cell table:number-columns-repeated="2"/>
          <table:table-cell table:formula="of:=[.AA4]*[.AC4]*[.AD4]*[.AE4]*[.AF4]*[.AG4]*[.AH4]" office:value-type="float" office:value="501.696" calcext:value-type="float">
            <text:p>501.696</text:p>
          </table:table-cell>
          <table:table-cell table:style-name="ce42" table:formula="of:=[.AK4]*2.20462" office:value-type="float" office:value="1106.04903552" calcext:value-type="float">
            <text:p>1106.05</text:p>
          </table:table-cell>
          <table:table-cell table:style-name="ce42" table:formula="of:=[.AL4]/2000" office:value-type="float" office:value="0.55302451776" calcext:value-type="float">
            <text:p>0.5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7:.E21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3037.5" calcext:value-type="float">
            <text:p>3037.5</text:p>
          </table:table-cell>
          <table:table-cell/>
          <table:table-cell table:style-name="ce6"/>
          <table:table-cell table:style-name="ce6" table:formula="of:=[.V12]" office:value-type="float" office:value="6.66" calcext:value-type="float">
            <text:p>6.66</text:p>
          </table:table-cell>
          <table:table-cell table:style-name="ce6"/>
          <table:table-cell table:style-name="ce12" table:formula="of:=[.V12]" office:value-type="percentage" office:value="6.66" calcext:value-type="percentage">
            <text:p>66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33.987294666667" calcext:value-type="float">
            <text:p>334.0</text:p>
          </table:table-cell>
          <table:table-cell table:style-name="ce10" table:formula="of:=1.1%*(1+[.S22]+750%)/60" office:value-type="percentage" office:value="0.00479233333333333" calcext:value-type="percentage">
            <text:p>0.48%</text:p>
          </table:table-cell>
          <table:table-cell table:style-name="ce9" table:formula="of:=[.W5]*60" office:value-type="percentage" office:value="0.28754" calcext:value-type="percentage">
            <text:p>28.75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60" calcext:value-type="float">
            <text:p>1660</text:p>
          </table:table-cell>
          <table:table-cell table:style-name="ce5" table:formula="of:=[.E6]*(1+[.AE22])" office:value-type="float" office:value="23738" calcext:value-type="float">
            <text:p>23738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7" calcext:value-type="percentage">
            <text:p>170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4125.36" calcext:value-type="float">
            <text:p>64125.36</text:p>
          </table:table-cell>
          <table:table-cell table:formula="of:=[.AL2]*[.$AJ$7]" office:value-type="float" office:value="141372.0511632" calcext:value-type="float">
            <text:p>141372.0511632</text:p>
          </table:table-cell>
          <table:table-cell table:formula="of:=[.AM2]*[.$AJ$7]" office:value-type="float" office:value="70.6860255816" calcext:value-type="float">
            <text:p>70.686025581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820" calcext:value-type="float">
            <text:p>1820</text:p>
          </table:table-cell>
          <table:table-cell table:style-name="ce5" table:formula="of:=[.E7]*2" office:value-type="float" office:value="3640" calcext:value-type="float">
            <text:p>364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27156881.64" calcext:value-type="float">
            <text:p>27156881.64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97493205.0876" calcext:value-type="float">
            <text:p>97493205.0876</text:p>
          </table:table-cell>
          <table:table-cell table:style-name="ce6" table:formula="of:=([.T11]+[.T12])/2" office:value-type="float" office:value="5422473.17500001" calcext:value-type="float">
            <text:p>5422473.1750000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67829528.5352" calcext:value-type="float">
            <text:p>167829528.535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1.375" calcext:value-type="percentage">
            <text:p>5137.5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677576659228" calcext:value-type="percentage">
            <text:p>98.678%</text:p>
          </table:table-cell>
          <table:table-cell table:formula="of:=1/(1-[.R11])" office:value-type="float" office:value="75.6187500000002" calcext:value-type="float">
            <text:p>75.6187500000002</text:p>
          </table:table-cell>
          <table:table-cell table:formula="of:=[.$T$2]*[.S11]" office:value-type="float" office:value="5270021.92500002" calcext:value-type="float">
            <text:p>5270021.92500002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19.96" calcext:value-type="percentage">
            <text:p>1996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74990233612" calcext:value-type="percentage">
            <text:p>98.750%</text:p>
          </table:table-cell>
          <table:table-cell table:formula="of:=1/(1-[.R12])" office:value-type="float" office:value="79.9937500000001" calcext:value-type="float">
            <text:p>79.9937500000001</text:p>
          </table:table-cell>
          <table:table-cell table:formula="of:=[.$T$2]*[.S12]" office:value-type="float" office:value="5574924.425" calcext:value-type="float">
            <text:p>5574924.425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6.66" calcext:value-type="percentage">
            <text:p>666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713739497674" calcext:value-type="percentage">
            <text:p>98.714%</text:p>
          </table:table-cell>
          <table:table-cell table:style-name="ce14" table:formula="of:=([.S11]+[.S12])/2" office:value-type="float" office:value="77.8062500000001" calcext:value-type="float">
            <text:p>77.8</text:p>
          </table:table-cell>
          <table:table-cell table:formula="of:=[.$T$2]*[.S13]" office:value-type="float" office:value="5422473.17500001" calcext:value-type="float">
            <text:p>5422473.17500001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U30]+[.AV30]*[.$E30])" office:value-type="percentage" office:value="0.46" calcext:value-type="percentage">
            <text:p>46.00%</text:p>
          </table:table-cell>
          <table:table-cell/>
          <table:table-cell table:style-name="ce9" table:formula="of:=[.AX53]+[.AY53]*[.E53]"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2];[.$E$2])" office:value-type="string" office:string-value="Vit: 1834" calcext:value-type="string">
            <text:p>Vit: 1834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6];[.$E$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8234429002132" calcext:value-type="percentage">
            <text:p>98.823%</text:p>
          </table:table-cell>
          <table:table-cell table:formula="of:=1/(1-[.R16])" office:value-type="float" office:value="84.9937500000002" calcext:value-type="float">
            <text:p>84.9937500000002</text:p>
          </table:table-cell>
          <table:table-cell table:formula="of:=[.$T$2]*[.S16]" office:value-type="float" office:value="5923384.42500002" calcext:value-type="float">
            <text:p>5923384.42500002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7];[.$F$227];[.$L$227];[.$G$227];[.$H$227];[.$I$227])" office:value-type="string" office:string-value="Str:  535  [7,650.5]" calcext:value-type="string">
            <text:p>Str: <text:s/>535 <text:s/>[7,650.5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881040632212" calcext:value-type="percentage">
            <text:p>98.881%</text:p>
          </table:table-cell>
          <table:table-cell table:formula="of:=1/(1-[.R17])" office:value-type="float" office:value="89.3687500000003" calcext:value-type="float">
            <text:p>89.3687500000003</text:p>
          </table:table-cell>
          <table:table-cell table:formula="of:=[.$T$2]*[.S17]" office:value-type="float" office:value="6228286.92500002" calcext:value-type="float">
            <text:p>6228286.92500002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8];[.$F$228];[.$L$228];[.$G$228];[.$H$228];[.$I$228])" office:value-type="string" office:string-value="Dex:  450  [3,037.5]" calcext:value-type="string">
            <text:p>Dex: <text:s/>450 <text:s/>[3,037.5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8522417662126" calcext:value-type="percentage">
            <text:p>98.852%</text:p>
          </table:table-cell>
          <table:table-cell table:style-name="ce14" table:formula="of:=([.S16]+[.S17])/2" office:value-type="float" office:value="87.1812500000003" calcext:value-type="float">
            <text:p>87.2</text:p>
          </table:table-cell>
          <table:table-cell table:formula="of:=[.$T$2]*[.S18]" office:value-type="float" office:value="6075835.67500002" calcext:value-type="float">
            <text:p>6075835.67500002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9]; [.$F$229];[.$L$229];[.$G$229]; [.$H$229]; [.$I$229])" office:value-type="string" office:string-value="Int: 1660 [23,738.0]" calcext:value-type="string">
            <text:p>Int: 1660 [23,738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0];[.$E$7])" office:value-type="string" office:string-value="Wis: 1820" calcext:value-type="string">
            <text:p>Wis: 182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2]; [.F232])" office:value-type="string" office:string-value="Resilience: 5,137.5%" calcext:value-type="string">
            <text:p>Resilience: 5,137.5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8])" office:value-type="percentage" office:value="51.375" calcext:value-type="percentage">
            <text:p>5137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8])" office:value-type="percentage" office:value="17.64" calcext:value-type="percentage">
            <text:p>1764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8])" office:value-type="percentage" office:value="17" calcext:value-type="percentage">
            <text:p>170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8])" office:value-type="percentage" office:value="13.3" calcext:value-type="percentage">
            <text:p>133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8])" office:value-type="percentage" office:value="5.75" calcext:value-type="percentage">
            <text:p>575.00%</text:p>
          </table:table-cell>
          <table:table-cell table:style-name="ce10" table:number-columns-repeated="2"/>
          <table:table-cell table:style-name="ce10" table:formula="of:=SUM([.AE27:.AE178])" office:value-type="percentage" office:value="13.3" calcext:value-type="percentage">
            <text:p>133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8])" office:value-type="percentage" office:value="19.96" calcext:value-type="percentage">
            <text:p>199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8])" office:value-type="percentage" office:value="5.18" calcext:value-type="percentage">
            <text:p>5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8])" office:value-type="percentage" office:value="1.68" calcext:value-type="percentage">
            <text:p>16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8])" office:value-type="percentage" office:value="6.66" calcext:value-type="percentage">
            <text:p>66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8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8])" office:value-type="percentage" office:value="6.44" calcext:value-type="percentage">
            <text:p>644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8])" office:value-type="percentage" office:value="2.8" calcext:value-type="percentage">
            <text:p>28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3]; [.F233])" office:value-type="string" office:string-value="w/Mantle:   5,887.5%" calcext:value-type="string">
            <text:p>w/Mantle: <text:s text:c="2"/>5,887.5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4])" office:value-type="string" office:string-value="Speed+:     1,996.0%" calcext:value-type="string">
            <text:p>Speed+: <text:s text:c="4"/>1,996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10" calcext:value-type="float">
            <text:p>510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5])" office:value-type="string" office:string-value="Damage+:    1,700.0%" calcext:value-type="string">
            <text:p>Damage+: <text:s text:c="3"/>1,700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" table:formula="of:=[.D25]+([.C25]-1)*20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formula="of:=[.D26]+([.C26]-1)*20"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7];[.C237])" office:value-type="string" office:string-value="Health:   69,692" calcext:value-type="string">
            <text:p>Health: <text:s text:c="2"/>69,69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1" calcext:value-type="float">
            <text:p>11</text:p>
          </table:table-cell>
          <table:table-cell table:style-name="ce3" table:formula="of:=[.D27]+([.C27]-1)*20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755" calcext:value-type="percentage">
            <text:p>75.50%</text:p>
          </table:table-cell>
          <table:table-cell table:style-name="ce35" table:formula="of:=[.P27]" office:value-type="percentage" office:value="7.55" calcext:value-type="percentage">
            <text:p>75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7.55" calcext:value-type="percentage">
            <text:p>75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7.55" calcext:value-type="percentage">
            <text:p>75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7.55" calcext:value-type="percentage">
            <text:p>75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7.55" calcext:value-type="percentage">
            <text:p>755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8];[.C23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formula="of:=[.D28]+([.C28]-1)*20" office:value-type="float" office:value="48" calcext:value-type="float">
            <text:p>48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9];[.C239])" office:value-type="string" office:string-value="Mana:    109,200" calcext:value-type="string">
            <text:p>Mana: <text:s text:c="3"/>109,2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4" table:formula="of:=[.D29]+([.C29]-1)*20" office:value-type="float" office:value="45" calcext:value-type="float">
            <text:p>45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2" calcext:value-type="float">
            <text:p>12</text:p>
          </table:table-cell>
          <table:table-cell table:style-name="ce13" table:formula="of:=[.D30]+([.C30]-1)*20" office:value-type="float" office:value="52" calcext:value-type="float">
            <text:p>5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26" calcext:value-type="percentage">
            <text:p>126.00%</text:p>
          </table:table-cell>
          <table:table-cell table:style-name="ce37" table:formula="of:=[.S30]" office:value-type="percentage" office:value="17.64" calcext:value-type="percentage">
            <text:p>1764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7.64" calcext:value-type="percentage">
            <text:p>1764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6.44" calcext:value-type="percentage">
            <text:p>644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15" table:formula="of:=[.D31]+([.C31]-1)*20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0.98" calcext:value-type="percentage">
            <text:p>98.00%</text:p>
          </table:table-cell>
          <table:table-cell table:style-name="ce38" table:formula="of:=[.V31]" office:value-type="percentage" office:value="9.8" calcext:value-type="percentage">
            <text:p>9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9.8" calcext:value-type="percentage">
            <text:p>98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2:.L242])" office:value-type="string" office:string-value="hp/s:     0.34% [238.2] [292.6s to full]" calcext:value-type="string">
            <text:p>hp/s: <text:s text:c="4"/>0.34% [238.2] [292.6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3:.L243])" office:value-type="string" office:string-value="w/Mantle: 0.48% [334.0] [208.7s to full]" calcext:value-type="string">
            <text:p>w/Mantle: 0.48% [334.0] [208.7s to full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3]+([.C33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4:.L244])" office:value-type="string" office:string-value="mp/s:     0.34% [367.6] [297.0s to full]" calcext:value-type="string">
            <text:p>mp/s: <text:s text:c="4"/>0.34% [367.6] [297.0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D34]+([.C34]-1)*20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5:.L245])" office:value-type="string" office:string-value="w/Med:    0.41% [452.8] [241.2s to full]" calcext:value-type="string">
            <text:p>w/Med: <text:s text:c="3"/>0.41% [452.8] [241.2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8" calcext:value-type="float">
            <text:p>508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7];[.E247];[.F247];[.G247]; [.H247]; [.I247])" office:value-type="string" office:string-value="Mitigation:       98.714%     [hp x  77.81]" calcext:value-type="string">
            <text:p>Mitigation: <text:s text:c="6"/>98.714% <text:s text:c="4"/>[hp x <text:s/>77.81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7" calcext:value-type="float">
            <text:p>7</text:p>
          </table:table-cell>
          <table:table-cell table:style-name="ce2" table:formula="of:=[.D37]+([.C37]-1)*20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485" calcext:value-type="percentage">
            <text:p>148.50%</text:p>
          </table:table-cell>
          <table:table-cell table:style-name="ce34" table:formula="of:=[.P37]" office:value-type="percentage" office:value="17.82" calcext:value-type="percentage">
            <text:p>1782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7.82" calcext:value-type="percentage">
            <text:p>1782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8]; [.E248]; [.F248]; [.G248]; [.H248]; [.I248])" office:value-type="string" office:string-value="Effective Health: 5,422,473.2 [hp x 295.66]" calcext:value-type="string">
            <text:p>Effective Health: 5,422,473.2 [hp x 295.66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formula="of:=[.D38]+([.C38]-1)*20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575" calcext:value-type="percentage">
            <text:p>57.50%</text:p>
          </table:table-cell>
          <table:table-cell table:style-name="ce9" table:formula="of:=[.P38]" office:value-type="percentage" office:value="5.75" calcext:value-type="percentage">
            <text:p>57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5.75" calcext:value-type="percentage">
            <text:p>575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5.75" calcext:value-type="percentage">
            <text:p>57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5.75" calcext:value-type="percentage">
            <text:p>57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5.75" calcext:value-type="percentage">
            <text:p>57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5.75" calcext:value-type="percentage">
            <text:p>575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9]+([.C39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formula="of:=[.D40]+([.C40]-1)*20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0]; [.D250];[.E250];[.F250];[.G250]; [.H250]; [.I250])" office:value-type="string" office:string-value="Mitigation:       98.823%     [hp x  84.99]" calcext:value-type="string">
            <text:p>Mitigation: <text:s text:c="6"/>98.823% <text:s text:c="4"/>[hp x <text:s/>84.99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4" table:formula="of:=[.D41]+([.C41]-1)*20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Effective Health: 5,923,384.4 [hp x 322.98]" calcext:value-type="string">
            <text:p>Effective Health: 5,923,384.4 [hp x 322.98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42]+([.C42]-1)*20" office:value-type="float" office:value="49" calcext:value-type="float">
            <text:p>4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9" calcext:value-type="float">
            <text:p>9</text:p>
          </table:table-cell>
          <table:table-cell table:style-name="ce15" table:formula="of:=[.D43]+([.C43]-1)*20" office:value-type="float" office:value="49" calcext:value-type="float">
            <text:p>49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4]+([.C44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65" calcext:value-type="percentage">
            <text:p>65.00%</text:p>
          </table:table-cell>
          <table:table-cell table:style-name="ce37" table:formula="of:=[.AT44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4]; &quot;-&quot;; [.I254]; [.K254]; [.B25]; [.L254]; [.D254]; [.M254]; [.N254]; [.O254]; [.P254];[.Q254];[.R254];[.S254] )" office:value-type="string" office:string-value="3-4  Archon Strike [E]               x5 [7.0m range]" calcext:value-type="string">
            <text:p>3-4 <text:s/>Archon Strike [E] <text:s text:c="14"/>x5 [7.0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1" calcext:value-type="float">
            <text:p>11</text:p>
          </table:table-cell>
          <table:table-cell table:style-name="ce16" table:formula="of:=[.D45]+([.C45]-1)*20" office:value-type="float" office:value="51" calcext:value-type="float">
            <text:p>5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555" calcext:value-type="percentage">
            <text:p>55.50%</text:p>
          </table:table-cell>
          <table:table-cell table:style-name="ce39" table:formula="of:=[.AH45]" office:value-type="percentage" office:value="6.66" calcext:value-type="percentage">
            <text:p>666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6.66" calcext:value-type="percentage">
            <text:p>666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6.66" calcext:value-type="percentage">
            <text:p>666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5]; &quot;-&quot;; [.I255]; [.K255]; [.B26]; [.L255]; [.D255]; [.M255]; [.N255]; [.O255]; [.P255];[.Q255];[.R255];[.S255] )" office:value-type="string" office:string-value="3-12 Sentinel Reconstruction [E]     x5 " calcext:value-type="string">
            <text:p>3-12 Sentinel Reconstruction [E] <text:s text:c="4"/>x5 </text:p>
          </table:table-cell>
          <table:table-cell table:style-name="ce13" office:value-type="string" calcext:value-type="string">
            <text:p>Embered Form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6]+([.C46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72" calcext:value-type="percentage">
            <text:p>72.00%</text:p>
          </table:table-cell>
          <table:table-cell table:style-name="ce37" table:formula="of:=[.V46]" office:value-type="percentage" office:value="7.2" calcext:value-type="percentage">
            <text:p>72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7.2" calcext:value-type="percentage">
            <text:p>72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27]; [.L256]; [.D256]; [.M256]; [.N256]; [.O256]; [.P256];[.Q256];[.R256];[.S256] )" office:value-type="string" office:string-value="3-11 Azarinth Awakening [E]         x10 [75.5% =&gt; 755.0% Resilience, Speed, Intelligence and Strength]" calcext:value-type="string">
            <text:p>3-11 Azarinth Awakening [E] <text:s text:c="8"/>x10 [75.5% =&gt; 755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8]; [.L257]; [.D257]; [.M257]; [.N257]; [.O257]; [.P257];[.Q257];[.R257];[.S257] )" office:value-type="string" office:string-value="3-8  Transfer [E]                    x1 " calcext:value-type="string">
            <text:p>3-8 <text:s/>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00" calcext:value-type="float">
            <text:p>500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8]; &quot;-&quot;; [.I258]; [.K258]; [.B29]; [.L258]; [.D258]; [.M258]; [.N258]; [.O258]; [.P258];[.Q258];[.R258];[.S258] )" office:value-type="string" office:string-value="3-5  Arcane Dominion [E]             x1 " calcext:value-type="string">
            <text:p>3-5 <text:s/>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0]; [.L259]; [.D259]; [.M259]; [.N259]; [.O259]; [.P259];[.Q259];[.R259];[.S259] )" office:value-type="string" office:string-value="3-12 Sentinel Core [E]              x14 [46.0% =&gt; 644.0% Durability, 126.0% =&gt; 1,764.0% Health Regen, 25.0% =&gt; 350.0% Magic Resistance]" calcext:value-type="string">
            <text:p>3-12 Sentinel Core [E] <text:s text:c="13"/>x14 [46.0% =&gt; 644.0% Durability, 126.0% =&gt; 1,764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formula="of:=[.D50]+([.C50]-1)*20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635" calcext:value-type="percentage">
            <text:p>63.50%</text:p>
          </table:table-cell>
          <table:table-cell table:style-name="ce9" table:formula="of:=[.P50]" office:value-type="percentage" office:value="8.255" calcext:value-type="percentage">
            <text:p>825.5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8.255" calcext:value-type="percentage">
            <text:p>825.5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0]; &quot;-&quot;; [.I260]; [.K260]; [.B31]; [.L260]; [.D260]; [.M260]; [.N260]; [.O260]; [.P260];[.Q260];[.R260];[.S260]; [.T260]; [.U260]; [.V260] )" office:value-type="string" office:string-value="3-6  Eternal Brawling [E]           x10 [98.0% =&gt; 980.0% Damage, 2.50% DR/attack]" calcext:value-type="string">
            <text:p>3-6 <text:s/>Eternal Brawling [E] <text:s text:c="10"/>x10 [98.0% =&gt; 980.0% Damage, 2.50% DR/attack]</text:p>
          </table:table-cell>
          <table:table-cell table:style-name="ce3" office:value-type="string" calcext:value-type="string">
            <text:p>Fabric Tear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51]+([.C51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32]; [.L261]; [.D261]; [.M261]; [.N261]; [.O261]; [.P261];[.Q261];[.R261];[.S261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2]; &quot;-&quot;; [.I262]; [.K262]; [.B33]; [.L262]; [.D262]; [.M262]; [.N262]; [.O262]; [.P262];[.Q262];[.R262];[.S262] )" office:value-type="string" office:string-value="3-30 Eternal Sight                  x10 " calcext:value-type="string">
            <text:p>3-30 Eternal Sight <text:s text:c="17"/>x10 </text:p>
          </table:table-cell>
          <table:table-cell table:style-name="ce15" office:value-type="string" calcext:value-type="string">
            <text:p>Primordial Flesh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53]+([.C53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5" calcext:value-type="percentage">
            <text:p>50.00%</text:p>
          </table:table-cell>
          <table:table-cell table:style-name="ce38" table:formula="of:=[.P53]" office:value-type="percentage" office:value="7" calcext:value-type="percentage">
            <text:p>70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7" calcext:value-type="percentage">
            <text:p>70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68" calcext:value-type="percentage">
            <text:p>168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68" calcext:value-type="percentage">
            <text:p>168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8" calcext:value-type="percentage">
            <text:p>28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3]; &quot;-&quot;; [.I263]; [.K263]; [.B34]; [.L263]; [.D263]; [.M263]; [.N263]; [.O263]; [.P263];[.Q263];[.R263];[.S263] )" office:value-type="string" office:string-value="3-8  Arcane Circulation [E]         x10 [112.5% to Deconstruction/Reconstruction]" calcext:value-type="string">
            <text:p>3-8 <text:s/>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13" table:formula="of:=[.D54]+([.C54]-1)*20" office:value-type="float" office:value="45" calcext:value-type="float">
            <text:p>4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1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37]; [.L266]; [.D266]; [.M266]; [.N266]; [.O266]; [.P266];[.Q266];[.R266];[.S266] )" office:value-type="string" office:string-value="3-7  Mantle of the Titan [E]        x12 [148.5% =&gt; 1,782.0% Resilience]" calcext:value-type="string">
            <text:p>3-7 <text:s/>Mantle of the Titan [E] <text:s text:c="7"/>x12 [148.5% =&gt; 1,782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8]; [.L267]; [.D267]; [.M267]; [.N267]; [.O267]; [.P267];[.Q267];[.R267];[.S267] )" office:value-type="string" office:string-value="3-5  Titan Core [E]                 x10 [57.5% =&gt; 575.0% Resilience, Speed, Strength, Intelligence and Dexterity, 10% =&gt; 100% weight/min]" calcext:value-type="string">
            <text:p>3-5 <text:s/>Titan Core [E] <text:s text:c="16"/>x10 [57.5% =&gt; 575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9]; [.L268]; [.D268]; [.M268]; [.N268]; [.O268]; [.P268];[.Q268];[.R268];[.S268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0]; [.L269]; [.D269]; [.M269]; [.N269]; [.O269]; [.P269];[.Q269];[.R269];[.S269] )" office:value-type="string" office:string-value="3-6  Embered Heart [E]              x12 " calcext:value-type="string">
            <text:p>3-6 <text:s/>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0]; &quot;-&quot;; [.I270]; [.K270]; [.B41]; [.L270]; [.D270]; [.M270]; [.N270]; [.O270]; [.P270];[.Q270];[.R270];[.S270] )" office:value-type="string" office:string-value="3-3  Tempered Seal [E]               x3 " calcext:value-type="string">
            <text:p>3-3 <text:s/>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2]; [.L271]; [.D271]; [.M271]; [.N271]; [.O271]; [.P271];[.Q271];[.R271];[.S271] )" office:value-type="string" office:string-value="3-9  Authority of Ash and Ember [E]  x3 " calcext:value-type="string">
            <text:p>3-9 <text:s/>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3]; [.L272]; [.D272]; [.M272]; [.N272]; [.O272]; [.P272];[.Q272];[.R272];[.S272] )" office:value-type="string" office:string-value="3-9  Ashen Wings [E]                x12 " calcext:value-type="string">
            <text:p>3-9 <text:s/>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4]; [.L273]; [.D273]; [.M273]; [.N273]; [.O273]; [.P273];[.Q273];[.R273];[.S273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4]; &quot;-&quot;; [.I274]; [.K274]; [.B45]; [.L274]; [.D274]; [.M274]; [.N274]; [.O274]; [.P274];[.Q274];[.R274];[.S274] )" office:value-type="string" office:string-value="3-11 Avatar of Ash [E]              x12 [55.5% =&gt; 666.0% Reflexes and Speed]" calcext:value-type="string">
            <text:p>3-11 Avatar of Ash [E] <text:s text:c="13"/>x12 [55.5% =&gt; 666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6]; [.L275]; [.D275]; [.M275]; [.N275]; [.O275]; [.P275];[.Q275];[.R275];[.S275] )" office:value-type="string" office:string-value="3-4  Embered Form [E]               x10 [72.0% =&gt; 720.0% Damage]" calcext:value-type="string">
            <text:p>3-4 <text:s/>Embered Form [E] <text:s text:c="14"/>x10 [72.0% =&gt; 720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8]; &quot;-&quot;; [.I278]; [.K278]; [.B49]; [.L278]; [.D278]; [.M278]; [.N278]; [.O278]; [.P278];[.Q278];[.R278];[.S278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9]; &quot;-&quot;; [.I279]; [.K279]; [.B50]; [.L279]; [.D279]; [.M279]; [.N279]; [.O279]; [.P279];[.Q279];[.R279];[.S279] )" office:value-type="string" office:string-value="3-7  Fires of Creation [E]          x13 [63.5% =&gt; 825.5% Resilience, 4.25% mana/health returned]" calcext:value-type="string">
            <text:p>3-7 <text:s/>Fires of Creation [E] <text:s text:c="9"/>x13 [63.5% =&gt; 825.5% Resilience, 4.25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1]; [.L280]; [.D280]; [.M280]; [.N280]; [.O280]; [.P280];[.Q280];[.R280];[.S280] )" office:value-type="string" office:string-value="3-30 Fabric Tear                     x4 " calcext:value-type="string">
            <text:p>3-30 Fabric Tear <text:s text:c="20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2]; [.L281]; [.D281]; [.M281]; [.N281]; [.O281]; [.P281];[.Q281];[.R281];[.S281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2]; &quot;-&quot;; [.I282]; [.K282]; [.B53]; [.L282]; [.D282]; [.M282]; [.N282]; [.O282]; [.P282];[.Q282];[.R282];[.S282]; [.U282];[.V282]; [.W282]; [.X282] )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3]; &quot;-&quot;; [.I283]; [.K283]; [.B54]; [.L283]; [.D283]; [.M283]; [.N283]; [.O283]; [.P283];[.Q283];[.R283];[.S283] )" office:value-type="string" office:string-value="3-5  Space Manipulation [E]         x13 " calcext:value-type="string">
            <text:p>3-5 <text:s/>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5:.F285])" office:value-type="string" office:string-value="Available [2343]: 1" calcext:value-type="string">
            <text:p>Available [2343]: 1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6])" office:value-type="float" office:value="2343" calcext:value-type="float">
            <text:p>2343</text:p>
          </table:table-cell>
          <table:table-cell table:formula="of:=FLOOR([.F77]/100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COUNTIF([.C78:.C166]; &quot;=3&quot;)" office:value-type="float" office:value="23" calcext:value-type="float">
            <text:p>23</text:p>
          </table:table-cell>
          <table:table-cell/>
          <table:table-cell table:formula="of:=[.G77]+[.H77]-[.I77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1-18 Ashen Limbs" calcext:value-type="string">
            <text:p>1-18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8" calcext:value-type="float">
            <text:p>18</text:p>
          </table:table-cell>
          <table:table-cell table:formula="of:=[.D78]+([.C78]-1)*20" office:value-type="float" office:value="18" calcext:value-type="float">
            <text:p>18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3 Bulwark of Ash" calcext:value-type="string">
            <text:p>1-13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formula="of:=[.D79]+([.C79]-1)*20" office:value-type="float" office:value="13" calcext:value-type="float">
            <text:p>13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7  Dancing" calcext:value-type="string">
            <text:p>1-7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80]+([.C80]-1)*20" office:value-type="float" office:value="7" calcext:value-type="float">
            <text:p>7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3-24 Deviant of Humanity" calcext:value-type="string">
            <text:p>3-24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D81]+([.C81]-1)*20" office:value-type="float" office:value="64" calcext:value-type="float">
            <text:p>64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82]+([.C82]-1)*20" office:value-type="float" office:value="12" calcext:value-type="float">
            <text:p>12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3]+([.C83]-1)*20" office:value-type="float" office:value="6" calcext:value-type="float">
            <text:p>6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4]+([.C84]-1)*20" office:value-type="float" office:value="15" calcext:value-type="float">
            <text:p>15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8  Gourmet" calcext:value-type="string">
            <text:p>1-8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85]+([.C85]-1)*20" office:value-type="float" office:value="8" calcext:value-type="float">
            <text:p>8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6];&quot;-&quot;;[.D86];[.F86];[.B86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6]+([.C86]-1)*20" office:value-type="float" office:value="16" calcext:value-type="float">
            <text:p>16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7]+([.C87]-1)*20" office:value-type="float" office:value="11" calcext:value-type="float">
            <text:p>1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; [.G88]; [.H88]; [.I88]; [.J88]; [.K88])" office:value-type="string" office:string-value="2-2  Identify [Up to +70 - 580]" calcext:value-type="string">
            <text:p>2-2 <text:s/>Identify [Up to +70 - 580]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88]+([.C88]-1)*20" office:value-type="float" office:value="22" calcext:value-type="float">
            <text:p>2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Up to +</text:p>
          </table:table-cell>
          <table:table-cell table:style-name="ce13" table:formula="of:=24+40+[.D88]*3" office:value-type="float" office:value="70" calcext:value-type="float">
            <text:p>70</text:p>
          </table:table-cell>
          <table:table-cell table:style-name="ce13" office:value-type="string" calcext:value-type="string">
            <text:p><text:s/>- </text:p>
          </table:table-cell>
          <table:table-cell table:style-name="ce13" table:formula="of:=MAX([.B1:.B3])+[.H88]" office:value-type="float" office:value="580" calcext:value-type="float">
            <text:p>580</text:p>
          </table:table-cell>
          <table:table-cell table:style-name="ce13" office:value-type="string" calcext:value-type="string">
            <text:p>]</text:p>
          </table:table-cell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0];&quot;-&quot;;[.D90];[.F90];[.B90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90]+([.C90]-1)*20" office:value-type="float" office:value="56" calcext:value-type="float">
            <text:p>56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3  Minor Earth Manipulation" calcext:value-type="string">
            <text:p>1-3 <text:s/>Minor Earth Manipulation</text:p>
          </table:table-cell>
          <table:table-cell office:value-type="string" calcext:value-type="string">
            <text:p>Minor Earth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91]+([.C91]-1)*20" office:value-type="float" office:value="3" calcext:value-type="float">
            <text:p>3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3  Minor Ice Manipulation" calcext:value-type="string">
            <text:p>1-3 <text:s/>Minor Ice Manipulation</text:p>
          </table:table-cell>
          <table:table-cell office:value-type="string" calcext:value-type="string">
            <text:p>Minor Ice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92]+([.C92]-1)*20" office:value-type="float" office:value="3" calcext:value-type="float">
            <text:p>3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4  Minor Lava Manipulation" calcext:value-type="string">
            <text:p>1-4 <text:s/>Minor Lava Manipulation</text:p>
          </table:table-cell>
          <table:table-cell office:value-type="string" calcext:value-type="string">
            <text:p>Minor Lava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93]+([.C93]-1)*20" office:value-type="float" office:value="4" calcext:value-type="float">
            <text:p>4</text:p>
          </table:table-cell>
          <table:table-cell table:formula="of:=IF([.D93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94]+([.C94]-1)*20" office:value-type="float" office:value="54" calcext:value-type="float">
            <text:p>5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; [.G95]; [.H95]; [.I95]; [.J95]; [.K95])" office:value-type="string" office:string-value="1-10 Monstrous [Within 160 lvls - 350+]" calcext:value-type="string">
            <text:p>1-10 Monstrous [Within 160 lvls - 350+]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95]+([.C95]-1)*20" office:value-type="float" office:value="10" calcext:value-type="float">
            <text:p>1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/>[Within </text:p>
          </table:table-cell>
          <table:table-cell table:formula="of:=260-[.D95]*10" office:value-type="float" office:value="160" calcext:value-type="float">
            <text:p>160</text:p>
          </table:table-cell>
          <table:table-cell office:value-type="string" calcext:value-type="string">
            <text:p><text:s/>lvls - </text:p>
          </table:table-cell>
          <table:table-cell table:formula="of:=MAX([.B1:.B3])-[.H95]" office:value-type="float" office:value="350" calcext:value-type="float">
            <text:p>350</text:p>
          </table:table-cell>
          <table:table-cell office:value-type="string" calcext:value-type="string">
            <text:p>+]</text:p>
          </table:table-cell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)" office:value-type="string" office:string-value="2-11 Oxygen Repository" calcext:value-type="string">
            <text:p>2-11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D96]+([.C96]-1)*20" office:value-type="float" office:value="31" calcext:value-type="float">
            <text:p>31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7];&quot;-&quot;;[.D97];[.F97];[.B97])" office:value-type="string" office:string-value="2-17 Sage of Torment" calcext:value-type="string">
            <text:p>2-17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D97]+([.C97]-1)*20" office:value-type="float" office:value="37" calcext:value-type="float">
            <text:p>37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1-13 Soul Perception" calcext:value-type="string">
            <text:p>1-13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98]+([.C98]-1)*20" office:value-type="float" office:value="13" calcext:value-type="float">
            <text:p>13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2-1  Spear of Ash" calcext:value-type="string">
            <text:p>2-1 <text:s/>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99]+([.C99]-1)*20" office:value-type="float" office:value="21" calcext:value-type="float">
            <text:p>21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1-10 Teaching" calcext:value-type="string">
            <text:p>1-10 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00]+([.C100]-1)*20" office:value-type="float" office:value="10" calcext:value-type="float">
            <text:p>10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1];&quot;-&quot;;[.D101];[.F101];[.B101])" office:value-type="string" office:string-value="1-6  Telepathy" calcext:value-type="string">
            <text:p>1-6 <text:s/>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01]+([.C101]-1)*20" office:value-type="float" office:value="6" calcext:value-type="float">
            <text:p>6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2]+([.C102]-1)*20" office:value-type="float" office:value="70" calcext:value-type="float">
            <text:p>7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[.B10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22  [72% - 95%] Arcane Magic Resistance" calcext:value-type="string">
            <text:p>3-22 <text:s/>[72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D106]+([.C106]-1)*20" office:value-type="float" office:value="62" calcext:value-type="float">
            <text:p>62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1];2); &quot;0#%&quot;)" office:value-type="string" office:string-value="72%" calcext:value-type="string">
            <text:p>72%</text:p>
          </table:table-cell>
          <table:table-cell table:formula="of:=TEXT(VLOOKUP([.E106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6   [31% - 52%] Ash Magic Resistance" calcext:value-type="string">
            <text:p>2-6 <text:s text:c="2"/>[31% - 52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7]+([.C107]-1)*20" office:value-type="float" office:value="26" calcext:value-type="float">
            <text:p>26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I$2:.$BK$81];2); &quot;0#%&quot;)" office:value-type="string" office:string-value="31%" calcext:value-type="string">
            <text:p>31%</text:p>
          </table:table-cell>
          <table:table-cell table:formula="of:=TEXT(VLOOKUP([.E107];[.$BI$2:.$BK$81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1];2); &quot;0#%&quot;)" office:value-type="string" office:string-value="45%" calcext:value-type="string">
            <text:p>45%</text:p>
          </table:table-cell>
          <table:table-cell table:formula="of:=TEXT(VLOOKUP([.E108];[.$BI$2:.$BK$81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8   [58% - 95%] Blast Resistance" calcext:value-type="string">
            <text:p>3-8 <text:s text:c="2"/>[58% - 95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09]+([.C109]-1)*20" office:value-type="float" office:value="48" calcext:value-type="float">
            <text:p>48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I$2:.$BK$81];2); &quot;0#%&quot;)" office:value-type="string" office:string-value="58%" calcext:value-type="string">
            <text:p>58%</text:p>
          </table:table-cell>
          <table:table-cell table:formula="of:=TEXT(VLOOKUP([.E109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10]+([.C110]-1)*20" office:value-type="float" office:value="22" calcext:value-type="float">
            <text:p>22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81];2); &quot;0#%&quot;)" office:value-type="string" office:string-value="27%" calcext:value-type="string">
            <text:p>27%</text:p>
          </table:table-cell>
          <table:table-cell table:formula="of:=TEXT(VLOOKUP([.E110];[.$BI$2:.$BK$8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1];2); &quot;0#%&quot;)" office:value-type="string" office:string-value="68%" calcext:value-type="string">
            <text:p>68%</text:p>
          </table:table-cell>
          <table:table-cell table:formula="of:=TEXT(VLOOKUP([.E11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1];2); &quot;0#%&quot;)" office:value-type="string" office:string-value="45%" calcext:value-type="string">
            <text:p>45%</text:p>
          </table:table-cell>
          <table:table-cell table:formula="of:=TEXT(VLOOKUP([.E11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18  [43% - 76%] Bone Magic Resistance" calcext:value-type="string">
            <text:p>2-18 <text:s/>[43% - 76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3]+([.C113]-1)*20" office:value-type="float" office:value="38" calcext:value-type="float">
            <text:p>38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1];2); &quot;0#%&quot;)" office:value-type="string" office:string-value="43%" calcext:value-type="string">
            <text:p>43%</text:p>
          </table:table-cell>
          <table:table-cell table:formula="of:=TEXT(VLOOKUP([.E113];[.$BI$2:.$BK$81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1];2); &quot;0#%&quot;)" office:value-type="string" office:string-value="45%" calcext:value-type="string">
            <text:p>45%</text:p>
          </table:table-cell>
          <table:table-cell table:formula="of:=TEXT(VLOOKUP([.E114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5]+([.C115]-1)*20" office:value-type="float" office:value="35" calcext:value-type="float">
            <text:p>35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1];2); &quot;0#%&quot;)" office:value-type="string" office:string-value="40%" calcext:value-type="string">
            <text:p>40%</text:p>
          </table:table-cell>
          <table:table-cell table:formula="of:=TEXT(VLOOKUP([.E115];[.$BI$2:.$BK$81];3);  &quot;0#%&quot;)" office:value-type="string" office:string-value="70%" calcext:value-type="string">
            <text:p>7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6]+([.C116]-1)*20" office:value-type="float" office:value="40" calcext:value-type="float">
            <text:p>40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1];2); &quot;0#%&quot;)" office:value-type="string" office:string-value="45%" calcext:value-type="string">
            <text:p>45%</text:p>
          </table:table-cell>
          <table:table-cell table:formula="of:=TEXT(VLOOKUP([.E11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18]+([.C118]-1)*20" office:value-type="float" office:value="27" calcext:value-type="float">
            <text:p>27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I$2:.$BK$81];2); &quot;0#%&quot;)" office:value-type="string" office:string-value="32%" calcext:value-type="string">
            <text:p>32%</text:p>
          </table:table-cell>
          <table:table-cell table:formula="of:=TEXT(VLOOKUP([.E118];[.$BI$2:.$BK$81];3);  &quot;0#%&quot;)" office:value-type="string" office:string-value="54%" calcext:value-type="string">
            <text:p>5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1];2); &quot;0#%&quot;)" office:value-type="string" office:string-value="45%" calcext:value-type="string">
            <text:p>45%</text:p>
          </table:table-cell>
          <table:table-cell table:formula="of:=TEXT(VLOOKUP([.E11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0]+([.C120]-1)*20" office:value-type="float" office:value="28" calcext:value-type="float">
            <text:p>28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1];2); &quot;0#%&quot;)" office:value-type="string" office:string-value="33%" calcext:value-type="string">
            <text:p>33%</text:p>
          </table:table-cell>
          <table:table-cell table:formula="of:=TEXT(VLOOKUP([.E12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21]+([.C121]-1)*20" office:value-type="float" office:value="23" calcext:value-type="float">
            <text:p>2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1];2); &quot;0#%&quot;)" office:value-type="string" office:string-value="28%" calcext:value-type="string">
            <text:p>28%</text:p>
          </table:table-cell>
          <table:table-cell table:formula="of:=TEXT(VLOOKUP([.E121];[.$BI$2:.$BK$81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1  [11% - 22%] Divination Magic Resistance" calcext:value-type="string">
            <text:p>1-11 <text:s/>[11% - 22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D122]+([.C122]-1)*20" office:value-type="float" office:value="11" calcext:value-type="float">
            <text:p>11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1];2); &quot;0#%&quot;)" office:value-type="string" office:string-value="11%" calcext:value-type="string">
            <text:p>11%</text:p>
          </table:table-cell>
          <table:table-cell table:formula="of:=TEXT(VLOOKUP([.E122];[.$BI$2:.$BK$81];3);  &quot;0#%&quot;)" office:value-type="string" office:string-value="22%" calcext:value-type="string">
            <text:p>2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23]+([.C123]-1)*20" office:value-type="float" office:value="6" calcext:value-type="float">
            <text:p>6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81];2); &quot;0#%&quot;)" office:value-type="string" office:string-value="07%" calcext:value-type="string">
            <text:p>07%</text:p>
          </table:table-cell>
          <table:table-cell table:formula="of:=TEXT(VLOOKUP([.E123];[.$BI$2:.$BK$81];3);  &quot;0#%&quot;)" office:value-type="string" office:string-value="12%" calcext:value-type="string">
            <text:p>1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14  [64% - 95%] Earth Magic Resistance" calcext:value-type="string">
            <text:p>3-14 <text:s/>[64% - 95%] Earth Magic Resistance</text:p>
          </table:table-cell>
          <table:table-cell office:value-type="string" calcext:value-type="string">
            <text:p>Earth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124]+([.C124]-1)*20" office:value-type="float" office:value="54" calcext:value-type="float">
            <text:p>54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I$2:.$BK$81];2); &quot;0#%&quot;)" office:value-type="string" office:string-value="64%" calcext:value-type="string">
            <text:p>64%</text:p>
          </table:table-cell>
          <table:table-cell table:formula="of:=TEXT(VLOOKUP([.E124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25]+([.C125]-1)*20" office:value-type="float" office:value="21" calcext:value-type="float">
            <text:p>2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I$2:.$BK$81];2); &quot;0#%&quot;)" office:value-type="string" office:string-value="26%" calcext:value-type="string">
            <text:p>26%</text:p>
          </table:table-cell>
          <table:table-cell table:formula="of:=TEXT(VLOOKUP([.E125];[.$BI$2:.$BK$81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2   [27% - 44%] Fear Resistance" calcext:value-type="string">
            <text:p>2-2 <text:s text:c="2"/>[27% - 44%] Fear Resistance</text:p>
          </table:table-cell>
          <table:table-cell table:style-name="ce13" office:value-type="string" calcext:value-type="string">
            <text:p>Fear Resistance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126]+([.C126]-1)*20" office:value-type="float" office:value="22" calcext:value-type="float">
            <text:p>22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1];2); &quot;0#%&quot;)" office:value-type="string" office:string-value="27%" calcext:value-type="string">
            <text:p>27%</text:p>
          </table:table-cell>
          <table:table-cell table:formula="of:=TEXT(VLOOKUP([.E126];[.$BI$2:.$BK$81];3);  &quot;0#%&quot;)" office:value-type="string" office:string-value="44%" calcext:value-type="string">
            <text:p>44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27]+([.C127]-1)*20" office:value-type="float" office:value="11" calcext:value-type="float">
            <text:p>11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1];2); &quot;0#%&quot;)" office:value-type="string" office:string-value="11%" calcext:value-type="string">
            <text:p>11%</text:p>
          </table:table-cell>
          <table:table-cell table:formula="of:=TEXT(VLOOKUP([.E127];[.$BI$2:.$BK$81];3);  &quot;0#%&quot;)" office:value-type="string" office:string-value="22%" calcext:value-type="string">
            <text:p>2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8]+([.C128]-1)*20" office:value-type="float" office:value="1" calcext:value-type="float">
            <text:p>1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1];2); &quot;0#%&quot;)" office:value-type="string" office:string-value="05%" calcext:value-type="string">
            <text:p>05%</text:p>
          </table:table-cell>
          <table:table-cell table:formula="of:=TEXT(VLOOKUP([.E128];[.$BI$2:.$BK$8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81];2); &quot;0#%&quot;)" office:value-type="string" office:string-value="45%" calcext:value-type="string">
            <text:p>45%</text:p>
          </table:table-cell>
          <table:table-cell table:formula="of:=TEXT(VLOOKUP([.E129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1];2); &quot;0#%&quot;)" office:value-type="string" office:string-value="45%" calcext:value-type="string">
            <text:p>45%</text:p>
          </table:table-cell>
          <table:table-cell table:formula="of:=TEXT(VLOOKUP([.E130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31]+([.C131]-1)*20" office:value-type="float" office:value="63" calcext:value-type="float">
            <text:p>63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1];2); &quot;0#%&quot;)" office:value-type="string" office:string-value="73%" calcext:value-type="string">
            <text:p>73%</text:p>
          </table:table-cell>
          <table:table-cell table:formula="of:=TEXT(VLOOKUP([.E13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1];2); &quot;0#%&quot;)" office:value-type="string" office:string-value="45%" calcext:value-type="string">
            <text:p>45%</text:p>
          </table:table-cell>
          <table:table-cell table:formula="of:=TEXT(VLOOKUP([.E13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33]+([.C133]-1)*20" office:value-type="float" office:value="49" calcext:value-type="float">
            <text:p>49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81];2); &quot;0#%&quot;)" office:value-type="string" office:string-value="59%" calcext:value-type="string">
            <text:p>59%</text:p>
          </table:table-cell>
          <table:table-cell table:formula="of:=TEXT(VLOOKUP([.E133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43" calcext:value-type="float">
            <text:p>4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81];2); &quot;0#%&quot;)" office:value-type="string" office:string-value="53%" calcext:value-type="string">
            <text:p>53%</text:p>
          </table:table-cell>
          <table:table-cell table:formula="of:=TEXT(VLOOKUP([.E134];[.$BI$2:.$BK$81];3);  &quot;0#%&quot;)" office:value-type="string" office:string-value="86%" calcext:value-type="string">
            <text:p>8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35]+([.C135]-1)*20" office:value-type="float" office:value="50" calcext:value-type="float">
            <text:p>50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1];2); &quot;0#%&quot;)" office:value-type="string" office:string-value="60%" calcext:value-type="string">
            <text:p>60%</text:p>
          </table:table-cell>
          <table:table-cell table:formula="of:=TEXT(VLOOKUP([.E135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37]+([.C137]-1)*20" office:value-type="float" office:value="47" calcext:value-type="float">
            <text:p>47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I$2:.$BK$81];2); &quot;0#%&quot;)" office:value-type="string" office:string-value="57%" calcext:value-type="string">
            <text:p>57%</text:p>
          </table:table-cell>
          <table:table-cell table:formula="of:=TEXT(VLOOKUP([.E137];[.$BI$2:.$BK$81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8]+([.C138]-1)*20" office:value-type="float" office:value="58" calcext:value-type="float">
            <text:p>58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I$2:.$BK$81];2); &quot;0#%&quot;)" office:value-type="string" office:string-value="68%" calcext:value-type="string">
            <text:p>68%</text:p>
          </table:table-cell>
          <table:table-cell table:formula="of:=TEXT(VLOOKUP([.E138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1];2); &quot;0#%&quot;)" office:value-type="string" office:string-value="45%" calcext:value-type="string">
            <text:p>45%</text:p>
          </table:table-cell>
          <table:table-cell table:formula="of:=TEXT(VLOOKUP([.E13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0]+([.C140]-1)*20" office:value-type="float" office:value="3" calcext:value-type="float">
            <text:p>3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81];2); &quot;0#%&quot;)" office:value-type="string" office:string-value="06%" calcext:value-type="string">
            <text:p>06%</text:p>
          </table:table-cell>
          <table:table-cell table:formula="of:=TEXT(VLOOKUP([.E140];[.$BI$2:.$BK$81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41]+([.C141]-1)*20" office:value-type="float" office:value="43" calcext:value-type="float">
            <text:p>4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1];2); &quot;0#%&quot;)" office:value-type="string" office:string-value="53%" calcext:value-type="string">
            <text:p>53%</text:p>
          </table:table-cell>
          <table:table-cell table:formula="of:=TEXT(VLOOKUP([.E141];[.$BI$2:.$BK$81];3);  &quot;0#%&quot;)" office:value-type="string" office:string-value="86%" calcext:value-type="string">
            <text:p>86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I$2:.$BK$81];2); &quot;0#%&quot;)" office:value-type="string" office:string-value="14%" calcext:value-type="string">
            <text:p>14%</text:p>
          </table:table-cell>
          <table:table-cell table:formula="of:=TEXT(VLOOKUP([.E142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43]+([.C143]-1)*20" office:value-type="float" office:value="42" calcext:value-type="float">
            <text:p>42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1];2); &quot;0#%&quot;)" office:value-type="string" office:string-value="52%" calcext:value-type="string">
            <text:p>52%</text:p>
          </table:table-cell>
          <table:table-cell table:formula="of:=TEXT(VLOOKUP([.E143];[.$BI$2:.$BK$81];3);  &quot;0#%&quot;)" office:value-type="string" office:string-value="84%" calcext:value-type="string">
            <text:p>84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1];2); &quot;0#%&quot;)" office:value-type="string" office:string-value="54%" calcext:value-type="string">
            <text:p>54%</text:p>
          </table:table-cell>
          <table:table-cell table:formula="of:=TEXT(VLOOKUP([.E144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5]+([.C145]-1)*20" office:value-type="float" office:value="14" calcext:value-type="float">
            <text:p>14</text:p>
          </table:table-cell>
          <table:table-cell table:formula="of:=IF([.D145]&lt;10;&quot;  &quot;; &quot; &quot;)" office:value-type="string" office:string-value=" " calcext:value-type="string">
            <text:p><text:s/></text:p>
          </table:table-cell>
          <table:table-cell table:formula="of:=TEXT(VLOOKUP([.E145];[.$BI$2:.$BK$81];2); &quot;0#%&quot;)" office:value-type="string" office:string-value="14%" calcext:value-type="string">
            <text:p>14%</text:p>
          </table:table-cell>
          <table:table-cell table:formula="of:=TEXT(VLOOKUP([.E145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1];2); &quot;0#%&quot;)" office:value-type="string" office:string-value="45%" calcext:value-type="string">
            <text:p>45%</text:p>
          </table:table-cell>
          <table:table-cell table:formula="of:=TEXT(VLOOKUP([.E14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47]+([.C147]-1)*20" office:value-type="float" office:value="13" calcext:value-type="float">
            <text:p>13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1];2); &quot;0#%&quot;)" office:value-type="string" office:string-value="13%" calcext:value-type="string">
            <text:p>13%</text:p>
          </table:table-cell>
          <table:table-cell table:formula="of:=TEXT(VLOOKUP([.E147];[.$BI$2:.$BK$81];3);  &quot;0#%&quot;)" office:value-type="string" office:string-value="26%" calcext:value-type="string">
            <text:p>26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4   [06% - 08%] Shadow Magic Resistance" calcext:value-type="string">
            <text:p>1-4 <text:s text:c="2"/>[06% - 0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8]+([.C148]-1)*20" office:value-type="float" office:value="4" calcext:value-type="float">
            <text:p>4</text:p>
          </table:table-cell>
          <table:table-cell table:formula="of:=IF([.D148]&lt;10;&quot;  &quot;; &quot; &quot;)" office:value-type="string" office:string-value="  " calcext:value-type="string">
            <text:p><text:s text:c="2"/></text:p>
          </table:table-cell>
          <table:table-cell table:formula="of:=TEXT(VLOOKUP([.E148];[.$BI$2:.$BK$81];2); &quot;0#%&quot;)" office:value-type="string" office:string-value="06%" calcext:value-type="string">
            <text:p>06%</text:p>
          </table:table-cell>
          <table:table-cell table:formula="of:=TEXT(VLOOKUP([.E148];[.$BI$2:.$BK$81];3);  &quot;0#%&quot;)" office:value-type="string" office:string-value="08%" calcext:value-type="string">
            <text:p>0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49]+([.C149]-1)*20" office:value-type="float" office:value="1" calcext:value-type="float">
            <text:p>1</text:p>
          </table:table-cell>
          <table:table-cell table:formula="of:=IF([.D149]&lt;10;&quot;  &quot;; &quot; &quot;)" office:value-type="string" office:string-value="  " calcext:value-type="string">
            <text:p><text:s text:c="2"/></text:p>
          </table:table-cell>
          <table:table-cell table:formula="of:=TEXT(VLOOKUP([.E149];[.$BI$2:.$BK$81];2); &quot;0#%&quot;)" office:value-type="string" office:string-value="05%" calcext:value-type="string">
            <text:p>05%</text:p>
          </table:table-cell>
          <table:table-cell table:formula="of:=TEXT(VLOOKUP([.E149];[.$BI$2:.$BK$81];3);  &quot;0#%&quot;)" office:value-type="string" office:string-value="05%" calcext:value-type="string">
            <text:p>05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50]+([.C150]-1)*20" office:value-type="float" office:value="24" calcext:value-type="float">
            <text:p>24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1];2); &quot;0#%&quot;)" office:value-type="string" office:string-value="29%" calcext:value-type="string">
            <text:p>29%</text:p>
          </table:table-cell>
          <table:table-cell table:formula="of:=TEXT(VLOOKUP([.E150];[.$BI$2:.$BK$81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3-1   [51% - 82%] Soul Magic Resistance" calcext:value-type="string">
            <text:p>3-1 <text:s text:c="2"/>[51% - 82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51]+([.C151]-1)*20" office:value-type="float" office:value="41" calcext:value-type="float">
            <text:p>41</text:p>
          </table:table-cell>
          <table:table-cell table:formula="of:=IF([.D151]&lt;10;&quot;  &quot;; &quot; &quot;)" office:value-type="string" office:string-value="  " calcext:value-type="string">
            <text:p><text:s text:c="2"/></text:p>
          </table:table-cell>
          <table:table-cell table:formula="of:=TEXT(VLOOKUP([.E151];[.$BI$2:.$BK$81];2); &quot;0#%&quot;)" office:value-type="string" office:string-value="51%" calcext:value-type="string">
            <text:p>51%</text:p>
          </table:table-cell>
          <table:table-cell table:formula="of:=TEXT(VLOOKUP([.E151];[.$BI$2:.$BK$8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1];2); &quot;0#%&quot;)" office:value-type="string" office:string-value="18%" calcext:value-type="string">
            <text:p>18%</text:p>
          </table:table-cell>
          <table:table-cell table:formula="of:=TEXT(VLOOKUP([.E152];[.$BI$2:.$BK$81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3-12  [62% - 95%] Space Magic Resistance" calcext:value-type="string">
            <text:p>3-12 <text:s/>[62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53]+([.C153]-1)*20" office:value-type="float" office:value="52" calcext:value-type="float">
            <text:p>52</text:p>
          </table:table-cell>
          <table:table-cell table:formula="of:=IF([.D153]&lt;10;&quot;  &quot;; &quot; &quot;)" office:value-type="string" office:string-value=" " calcext:value-type="string">
            <text:p><text:s/></text:p>
          </table:table-cell>
          <table:table-cell table:formula="of:=TEXT(VLOOKUP([.E153];[.$BI$2:.$BK$81];2); &quot;0#%&quot;)" office:value-type="string" office:string-value="62%" calcext:value-type="string">
            <text:p>62%</text:p>
          </table:table-cell>
          <table:table-cell table:formula="of:=TEXT(VLOOKUP([.E153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4]+([.C154]-1)*20" office:value-type="float" office:value="40" calcext:value-type="float">
            <text:p>40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1];2); &quot;0#%&quot;)" office:value-type="string" office:string-value="45%" calcext:value-type="string">
            <text:p>45%</text:p>
          </table:table-cell>
          <table:table-cell table:formula="of:=TEXT(VLOOKUP([.E154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6]+([.C156]-1)*20" office:value-type="float" office:value="40" calcext:value-type="float">
            <text:p>4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1];2); &quot;0#%&quot;)" office:value-type="string" office:string-value="45%" calcext:value-type="string">
            <text:p>45%</text:p>
          </table:table-cell>
          <table:table-cell table:formula="of:=TEXT(VLOOKUP([.E156];[.$BI$2:.$BK$8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57]+([.C157]-1)*20" office:value-type="float" office:value="18" calcext:value-type="float">
            <text:p>18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1];2); &quot;0#%&quot;)" office:value-type="string" office:string-value="18%" calcext:value-type="string">
            <text:p>18%</text:p>
          </table:table-cell>
          <table:table-cell table:formula="of:=TEXT(VLOOKUP([.E157];[.$BI$2:.$BK$8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8]+([.C158]-1)*20" office:value-type="float" office:value="14" calcext:value-type="float">
            <text:p>14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1];2); &quot;0#%&quot;)" office:value-type="string" office:string-value="14%" calcext:value-type="string">
            <text:p>14%</text:p>
          </table:table-cell>
          <table:table-cell table:formula="of:=TEXT(VLOOKUP([.E158];[.$BI$2:.$BK$8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3-17  [67% - 95%] Void Magic Resistance" calcext:value-type="string">
            <text:p>3-17 <text:s/>[67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59]+([.C159]-1)*20" office:value-type="float" office:value="57" calcext:value-type="float">
            <text:p>57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1];2); &quot;0#%&quot;)" office:value-type="string" office:string-value="67%" calcext:value-type="string">
            <text:p>67%</text:p>
          </table:table-cell>
          <table:table-cell table:formula="of:=TEXT(VLOOKUP([.E159];[.$BI$2:.$BK$8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0]+([.C160]-1)*20" office:value-type="float" office:value="44" calcext:value-type="float">
            <text:p>44</text:p>
          </table:table-cell>
          <table:table-cell table:formula="of:=IF([.D160]&lt;10;&quot;  &quot;; &quot; &quot;)" office:value-type="string" office:string-value="  " calcext:value-type="string">
            <text:p><text:s text:c="2"/></text:p>
          </table:table-cell>
          <table:table-cell table:formula="of:=TEXT(VLOOKUP([.E160];[.$BI$2:.$BK$81];2); &quot;0#%&quot;)" office:value-type="string" office:string-value="54%" calcext:value-type="string">
            <text:p>54%</text:p>
          </table:table-cell>
          <table:table-cell table:formula="of:=TEXT(VLOOKUP([.E160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61]+([.C161]-1)*20" office:value-type="float" office:value="50" calcext:value-type="float">
            <text:p>50</text:p>
          </table:table-cell>
          <table:table-cell table:formula="of:=IF([.D161]&lt;10;&quot;  &quot;; &quot; &quot;)" office:value-type="string" office:string-value=" " calcext:value-type="string">
            <text:p><text:s/></text:p>
          </table:table-cell>
          <table:table-cell table:formula="of:=TEXT(VLOOKUP([.E161];[.$BI$2:.$BK$81];2); &quot;0#%&quot;)" office:value-type="string" office:string-value="60%" calcext:value-type="string">
            <text:p>60%</text:p>
          </table:table-cell>
          <table:table-cell table:formula="of:=TEXT(VLOOKUP([.E161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5   [55% - 90%] Wood Magic Resistance" calcext:value-type="string">
            <text:p>3-5 <text:s text:c="2"/>[55% - 9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62]+([.C162]-1)*20" office:value-type="float" office:value="45" calcext:value-type="float">
            <text:p>45</text:p>
          </table:table-cell>
          <table:table-cell table:formula="of:=IF([.D162]&lt;10;&quot;  &quot;; &quot; &quot;)" office:value-type="string" office:string-value="  " calcext:value-type="string">
            <text:p><text:s text:c="2"/></text:p>
          </table:table-cell>
          <table:table-cell table:formula="of:=TEXT(VLOOKUP([.E162];[.$BI$2:.$BK$81];2); &quot;0#%&quot;)" office:value-type="string" office:string-value="55%" calcext:value-type="string">
            <text:p>55%</text:p>
          </table:table-cell>
          <table:table-cell table:formula="of:=TEXT(VLOOKUP([.E162];[.$BI$2:.$BK$81];3);  &quot;0#%&quot;)" office:value-type="string" office:string-value="90%" calcext:value-type="string">
            <text:p>9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4]; [.C164])" office:value-type="string" office:string-value="13 1st tier" calcext:value-type="string">
            <text:p>13 1st tier</text:p>
          </table:table-cell>
          <table:table-cell table:formula="of:=COUNTIF([.$C$106:.$C$162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5]; [.C165])" office:value-type="string" office:string-value="22 2nd tier" calcext:value-type="string">
            <text:p>22 2nd tier</text:p>
          </table:table-cell>
          <table:table-cell table:formula="of:=COUNTIF([.$C$106:.$C$162];&quot;=2&quot;)" office:value-type="float" office:value="22" calcext:value-type="float">
            <text:p>22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19 3rd tier" calcext:value-type="string">
            <text:p>19 3rd tier</text:p>
          </table:table-cell>
          <table:table-cell table:formula="of:=COUNTIF([.$C$106:.$C$162];&quot;=3&quot;)" office:value-type="float" office:value="19" calcext:value-type="float">
            <text:p>19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8:.G16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66]+[.B16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8]*[.E16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69:.G169])" office:value-type="string" office:string-value="Ash Speed:   19 x 5% = 95%" calcext:value-type="string">
            <text:p>Ash Speed: <text:s text:c="2"/>19 x 5% = 95%</text:p>
          </table:table-cell>
          <table:table-cell office:value-type="string" calcext:value-type="string">
            <text:p>Ash Speed: <text:s text:c="2"/></text:p>
          </table:table-cell>
          <table:table-cell table:formula="of:=[.B166]" office:value-type="float" office:value="19" calcext:value-type="float">
            <text:p>1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95%" calcext:value-type="string">
            <text:p>9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1:.O171])" office:value-type="string" office:string-value="Weight:   754.4 kgs   [1,663.2 lbs] [0.83 tons]" calcext:value-type="string">
            <text:p>Weight: <text:s text:c="2"/>754.4 kgs <text:s text:c="2"/>[1,663.2 lbs] [0.83 tons]</text:p>
          </table:table-cell>
          <table:table-cell office:value-type="string" calcext:value-type="string">
            <text:p>Weight:</text:p>
          </table:table-cell>
          <table:table-cell table:formula="of:=REPT(&quot; &quot;; LEN([.D172])-LEN([.D17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54.4" calcext:value-type="string">
            <text:p>754.4</text:p>
          </table:table-cell>
          <table:table-cell office:value-type="string" calcext:value-type="string">
            <text:p><text:s/>kgs</text:p>
          </table:table-cell>
          <table:table-cell table:formula="of:=REPT(&quot; &quot;; LEN([.H172])-LEN([.H17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63.2" calcext:value-type="string">
            <text:p>1,663.2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3" calcext:value-type="string">
            <text:p>0.83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2:.O172])" office:value-type="string" office:string-value="Maxed: 64,125.4 kgs [141,372.1 lbs] [70.69 tons]" calcext:value-type="string">
            <text:p>Maxed: 64,125.4 kgs [141,372.1 lbs] [70.69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4,125.4" calcext:value-type="string">
            <text:p>64,125.4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1,372.1" calcext:value-type="string">
            <text:p>141,372.1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0.69" calcext:value-type="string">
            <text:p>70.69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7]; &quot; + &quot;; [.D177]; &quot; + &quot;; [.E177]; &quot; = &quot;; [.F177]; &quot;) more dense - &quot;; [.B45] ;&quot; 2nd&quot;)" office:value-type="string" office:string-value="        Muscles are (285% + 220% + 65% = 570%) more dense - Avatar of Ash [E] 2nd" calcext:value-type="string">
            <text:p><text:s text:c="8"/>Muscles are (285% + 220% + 65% = 570%) more dense - Avatar of Ash [E] 2nd</text:p>
          </table:table-cell>
          <table:table-cell/>
          <table:table-cell table:formula="of:=TEXT([.B166]*15%;&quot;%&quot;)" office:value-type="string" office:string-value="285%" calcext:value-type="string">
            <text:p>285%</text:p>
          </table:table-cell>
          <table:table-cell table:formula="of:=TEXT([.B165]*10%;&quot;%&quot;)" office:value-type="string" office:string-value="220%" calcext:value-type="string">
            <text:p>220%</text:p>
          </table:table-cell>
          <table:table-cell table:formula="of:=TEXT([.B164]*5%;&quot;%&quot;)" office:value-type="string" office:string-value="65%" calcext:value-type="string">
            <text:p>65%</text:p>
          </table:table-cell>
          <table:table-cell table:formula="of:=TEXT([.C177]+[.D177]+[.E177]; &quot;###,#%&quot;)" office:value-type="string" office:string-value="570%" calcext:value-type="string">
            <text:p>570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[E] 2nd" calcext:value-type="string">
            <text:p><text:s text:c="8"/>Adds density to your bones, muscles and skin to increase strength, speed and damage. Base body weight is doubled - Embered Form [E]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7]; &quot;] more dense.&quot;)" office:value-type="string" office:string-value="                [570%] more dense." calcext:value-type="string">
            <text:p><text:s text:c="16"/>[570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10" calcext:value-type="float">
            <text:p>510</text:p>
          </table:table-cell>
          <table:table-cell table:formula="of:=LEN([.D213])" office:value-type="float" office:value="3" calcext:value-type="float">
            <text:p>3</text:p>
          </table:table-cell>
          <table:table-cell table:formula="of:=REPT(&quot; &quot;; MAX([.$E$213:.$E$215])-[.E21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8" calcext:value-type="float">
            <text:p>508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3:.$E$215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00" calcext:value-type="float">
            <text:p>500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3:.$E$215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2:.$M$230])-[.M22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2:.$M$230])-[.M22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35" calcext:value-type="float">
            <text:p>53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650.5" calcext:value-type="string">
            <text:p>7,650.5</text:p>
          </table:table-cell>
          <table:table-cell office:value-type="string" calcext:value-type="string">
            <text:p>]</text:p>
          </table:table-cell>
          <table:table-cell/>
          <table:table-cell table:formula="of:=LEN([.H227])" office:value-type="float" office:value="7" calcext:value-type="float">
            <text:p>7</text:p>
          </table:table-cell>
          <table:table-cell table:formula="of:=REPT(&quot; &quot;; MAX([.$K$227:.$K$229])-[.K22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2:.$M$230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037.5" calcext:value-type="string">
            <text:p>3,037.5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7:.$K$229])-[.K22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2:.$M$230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660" calcext:value-type="float">
            <text:p>166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3,738.0" calcext:value-type="string">
            <text:p>23,738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8" calcext:value-type="float">
            <text:p>8</text:p>
          </table:table-cell>
          <table:table-cell table:formula="of:=REPT(&quot; &quot;; MAX([.$K$227:.$K$229])-[.K22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2:.$M$230])-[.M22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2:.$M$230])-[.M23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137.5%" calcext:value-type="string">
            <text:p>5,137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5,887.5%" calcext:value-type="string">
            <text:p>5,887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1,996.0%" calcext:value-type="string">
            <text:p>1,996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700.0%" calcext:value-type="string">
            <text:p>1,70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9,692" calcext:value-type="string">
            <text:p>69,692</text:p>
          </table:table-cell>
          <table:table-cell table:formula="of:=LEN([.C237])" office:value-type="float" office:value="6" calcext:value-type="float">
            <text:p>6</text:p>
          </table:table-cell>
          <table:table-cell table:formula="of:=REPT(&quot; &quot;;MAX([.$D$237:.$D$239])-[.D23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4,500" calcext:value-type="string">
            <text:p>4,500</text:p>
          </table:table-cell>
          <table:table-cell table:formula="of:=LEN([.C238])" office:value-type="float" office:value="5" calcext:value-type="float">
            <text:p>5</text:p>
          </table:table-cell>
          <table:table-cell table:formula="of:=REPT(&quot; &quot;;MAX([.$D$237:.$D$239])-[.D23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09,200" calcext:value-type="string">
            <text:p>109,200</text:p>
          </table:table-cell>
          <table:table-cell table:formula="of:=LEN([.C239])" office:value-type="float" office:value="7" calcext:value-type="float">
            <text:p>7</text:p>
          </table:table-cell>
          <table:table-cell table:formula="of:=REPT(&quot; &quot;;MAX([.$D$237:.$D$239])-[.D23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8.2" calcext:value-type="string">
            <text:p>238.2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92.6" calcext:value-type="string">
            <text:p>292.6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48%" calcext:value-type="string">
            <text:p>0.48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34.0" calcext:value-type="string">
            <text:p>334.0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08.7" calcext:value-type="string">
            <text:p>208.7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367.6" calcext:value-type="string">
            <text:p>367.6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97.0" calcext:value-type="string">
            <text:p>29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452.8" calcext:value-type="string">
            <text:p>452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41.2" calcext:value-type="string">
            <text:p>241.2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714%" calcext:value-type="string">
            <text:p>98.714%</text:p>
          </table:table-cell>
          <table:table-cell table:formula="of:=REPT(&quot; &quot;;MAX([.$K$247:.$K$248])-[.K24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7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77.81" calcext:value-type="string">
            <text:p>77.81</text:p>
          </table:table-cell>
          <table:table-cell office:value-type="string" calcext:value-type="string">
            <text:p>]</text:p>
          </table:table-cell>
          <table:table-cell/>
          <table:table-cell table:formula="of:=LEN([.D247])" office:value-type="float" office:value="7" calcext:value-type="float">
            <text:p>7</text:p>
          </table:table-cell>
          <table:table-cell table:formula="of:=LEN([.H247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422,473.2" calcext:value-type="string">
            <text:p>5,422,473.2</text:p>
          </table:table-cell>
          <table:table-cell table:formula="of:=REPT(&quot; &quot;;MAX([.$K$247:.$K$248])-[.K24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8])">
            <text:p/>
          </table:table-cell>
          <table:table-cell table:formula="of:=TEXT([.S13]*(1+[.$AZ$22]);&quot;#,##0.00&quot;)" office:value-type="string" office:string-value="295.66" calcext:value-type="string">
            <text:p>295.66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11" calcext:value-type="float">
            <text:p>11</text:p>
          </table:table-cell>
          <table:table-cell table:formula="of:=LEN([.H24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23%" calcext:value-type="string">
            <text:p>98.823%</text:p>
          </table:table-cell>
          <table:table-cell table:formula="of:=REPT(&quot; &quot;;MAX([.$K$247:.$K$248])-[.K25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0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4.99" calcext:value-type="string">
            <text:p>84.99</text:p>
          </table:table-cell>
          <table:table-cell office:value-type="string" calcext:value-type="string">
            <text:p>]</text:p>
          </table:table-cell>
          <table:table-cell/>
          <table:table-cell table:formula="of:=LEN([.D250])" office:value-type="float" office:value="7" calcext:value-type="float">
            <text:p>7</text:p>
          </table:table-cell>
          <table:table-cell table:formula="of:=LEN([.H250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923,384.4" calcext:value-type="string">
            <text:p>5,923,384.4</text:p>
          </table:table-cell>
          <table:table-cell table:formula="of:=REPT(&quot; &quot;;MAX([.$K$247:.$K$248])-[.K25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1])">
            <text:p/>
          </table:table-cell>
          <table:table-cell table:formula="of:=TEXT([.S16]*(1+[.$AZ$22]);&quot;#,##0.00&quot;)" office:value-type="string" office:string-value="322.98" calcext:value-type="string">
            <text:p>322.98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11" calcext:value-type="float">
            <text:p>11</text:p>
          </table:table-cell>
          <table:table-cell table:formula="of:=LEN([.H251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4:.E283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3]-[.E254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4" calcext:value-type="float">
            <text:p>4</text:p>
          </table:table-cell>
          <table:table-cell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4];&quot;.0&quot;)" office:value-type="string" office:string-value="7.0" calcext:value-type="string">
            <text:p>7.0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3]-[.E255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12" calcext:value-type="float">
            <text:p>12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" calcext:value-type="string">
            <text:p><text:s text:c="5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3]-[.E256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11" calcext:value-type="float">
            <text:p>11</text:p>
          </table:table-cell>
          <table:table-cell/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" calcext:value-type="string">
            <text:p><text:s text:c="9"/></text:p>
          </table:table-cell>
          <table:table-cell table:formula="of:=IF([.N256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3]; TEXT([.M27];&quot;#,##0.0%&quot;))" office:value-type="string" office:string-value="75.5% =&gt; 755.0%" calcext:value-type="string">
            <text:p>75.5% =&gt; 75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3]-[.E257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8" calcext:value-type="float">
            <text:p>8</text:p>
          </table:table-cell>
          <table:table-cell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3]-[.E258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5" calcext:value-type="float">
            <text:p>5</text:p>
          </table:table-cell>
          <table:table-cell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formula="of:=REPT(&quot; &quot;; [.F258])" office:value-type="string" office:string-value="             " calcext:value-type="string">
            <text:p><text:s text:c="13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3]-[.E259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12" calcext:value-type="float">
            <text:p>12</text:p>
          </table:table-cell>
          <table:table-cell/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" calcext:value-type="string">
            <text:p><text:s text:c="14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3]; TEXT([.AW30];&quot;#,##0.0%&quot;))" office:value-type="string" office:string-value="46.0% =&gt; 644.0%" calcext:value-type="string">
            <text:p>46.0% =&gt; 644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3]; TEXT([.M30];&quot;#,##0.0%&quot;))" office:value-type="string" office:string-value="126.0% =&gt; 1,764.0%" calcext:value-type="string">
            <text:p>126.0% =&gt; 1,764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3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3]-[.E260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6" calcext:value-type="float">
            <text:p>6</text:p>
          </table:table-cell>
          <table:table-cell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" calcext:value-type="string">
            <text:p><text:s text:c="11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3]; TEXT([.M31];&quot;#,##0.0%&quot;))" office:value-type="string" office:string-value="98.0% =&gt; 980.0%" calcext:value-type="string">
            <text:p>98.0% =&gt; 980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2.50%" calcext:value-type="string">
            <text:p>2.50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3]-[.E261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" calcext:value-type="string">
            <text:p><text:s text:c="15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3" calcext:value-type="float">
            <text:p>13</text:p>
          </table:table-cell>
          <table:table-cell table:formula="of:=[.$E$253]-[.E262]+1+IF([.K33]&lt;10;1;0)" office:value-type="float" office:value="18" calcext:value-type="float">
            <text:p>1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/>
          <table:table-cell table:formula="of:=IF([.I262]&lt;10; &quot;  &quot;; &quot; &quot;)" office:value-type="string" office:string-value=" " calcext:value-type="string">
            <text:p><text:s/></text:p>
          </table:table-cell>
          <table:table-cell table:formula="of:=REPT(&quot; &quot;; [.F262])" office:value-type="string" office:string-value="                  " calcext:value-type="string">
            <text:p><text:s text:c="18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3]-[.E263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8" calcext:value-type="float">
            <text:p>8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" calcext:value-type="string">
            <text:p><text:s text:c="9"/></text:p>
          </table:table-cell>
          <table:table-cell table:formula="of:=IF([.N26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formula="of:=REPT(&quot; &quot;; [.F264])">
            <text:p/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3]-[.E266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7" calcext:value-type="float">
            <text:p>7</text:p>
          </table:table-cell>
          <table:table-cell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 office:value-type="string" office:string-value="        " calcext:value-type="string">
            <text:p><text:s text:c="8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3]; TEXT([.M37];&quot;#,##0.0%&quot;))" office:value-type="string" office:string-value="148.5% =&gt; 1,782.0%" calcext:value-type="string">
            <text:p>148.5% =&gt; 1,782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3]-[.E267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5" calcext:value-type="float">
            <text:p>5</text:p>
          </table:table-cell>
          <table:table-cell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formula="of:=REPT(&quot; &quot;; [.F267])" office:value-type="string" office:string-value="                 " calcext:value-type="string">
            <text:p><text:s text:c="17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3]; TEXT([.M38];&quot;#,##0.0%&quot;))" office:value-type="string" office:string-value="57.5% =&gt; 575.0%" calcext:value-type="string">
            <text:p>57.5% =&gt; 575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3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4" calcext:value-type="float">
            <text:p>24</text:p>
          </table:table-cell>
          <table:table-cell table:formula="of:=[.$E$253]-[.E268]+1+IF([.K39]&lt;10;1;0)" office:value-type="float" office:value="8" calcext:value-type="float">
            <text:p>8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" calcext:value-type="string">
            <text:p><text:s text:c="8"/></text:p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3]-[.E269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6" calcext:value-type="float">
            <text:p>6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          " calcext:value-type="string">
            <text:p><text:s text:c="1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3]-[.E270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3" calcext:value-type="float">
            <text:p>3</text:p>
          </table:table-cell>
          <table:table-cell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formula="of:=REPT(&quot; &quot;; [.F270])" office:value-type="string" office:string-value="               " calcext:value-type="string">
            <text:p><text:s text:c="15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3]-[.E271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9" calcext:value-type="float">
            <text:p>9</text:p>
          </table:table-cell>
          <table:table-cell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formula="of:=REPT(&quot; &quot;; [.F271])" office:value-type="string" office:string-value="  " calcext:value-type="string">
            <text:p><text:s text:c="2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3]-[.E272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9" calcext:value-type="float">
            <text:p>9</text:p>
          </table:table-cell>
          <table:table-cell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formula="of:=REPT(&quot; &quot;; [.F272])" office:value-type="string" office:string-value="                " calcext:value-type="string">
            <text:p><text:s text:c="16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3" calcext:value-type="float">
            <text:p>13</text:p>
          </table:table-cell>
          <table:table-cell table:formula="of:=[.$E$253]-[.E273]+1+IF([.K44]&lt;10;1;0)" office:value-type="float" office:value="18" calcext:value-type="float">
            <text:p>18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  " calcext:value-type="string">
            <text:p><text:s text:c="18"/></text:p>
          </table:table-cell>
          <table:table-cell table:formula="of:=IF([.N273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3]; TEXT([.M44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3]-[.E274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1" calcext:value-type="float">
            <text:p>11</text:p>
          </table:table-cell>
          <table:table-cell/>
          <table:table-cell table:formula="of:=IF([.I274]&lt;10; &quot;  &quot;; &quot; &quot;)" office:value-type="string" office:string-value=" " calcext:value-type="string">
            <text:p><text:s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3]; TEXT([.M45];&quot;#,##0.0%&quot;))" office:value-type="string" office:string-value="55.5% =&gt; 666.0%" calcext:value-type="string">
            <text:p>55.5% =&gt; 666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[.$E$253]-[.E275]+1+IF([.K46]&lt;10;1;0)" office:value-type="float" office:value="15" calcext:value-type="float">
            <text:p>15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4" calcext:value-type="float">
            <text:p>4</text:p>
          </table:table-cell>
          <table:table-cell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formula="of:=REPT(&quot; &quot;; [.F275])" office:value-type="string" office:string-value="               " calcext:value-type="string">
            <text:p><text:s text:c="15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3]; TEXT([.M46];&quot;#,##0.0%&quot;))" office:value-type="string" office:string-value="72.0% =&gt; 720.0%" calcext:value-type="string">
            <text:p>72.0% =&gt; 720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formula="of:=REPT(&quot; &quot;; [.F276])">
            <text:p/>
          </table:table-cell>
          <table:table-cell table:formula="of:=IF([.N27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3]-[.E278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8]&lt;10; &quot;  &quot;; &quot; &quot;)" office:value-type="string" office:string-value=" " calcext:value-type="string">
            <text:p><text:s/></text:p>
          </table:table-cell>
          <table:table-cell table:formula="of:=REPT(&quot; &quot;; [.F278])" office:value-type="string" office:string-value="                " calcext:value-type="string">
            <text:p><text:s text:c="16"/></text:p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3]-[.E279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7" calcext:value-type="float">
            <text:p>7</text:p>
          </table:table-cell>
          <table:table-cell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formula="of:=REPT(&quot; &quot;; [.F279])" office:value-type="string" office:string-value="          " calcext:value-type="string">
            <text:p><text:s text:c="10"/></text:p>
          </table:table-cell>
          <table:table-cell table:formula="of:=IF([.N279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3]; TEXT([.M50];&quot;#,##0.0%&quot;))" office:value-type="string" office:string-value="63.5% =&gt; 825.5%" calcext:value-type="string">
            <text:p>63.5% =&gt; 825.5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79]; &quot;#.00%&quot;)" office:value-type="string" office:string-value="4.25%" calcext:value-type="string">
            <text:p>4.25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1" calcext:value-type="float">
            <text:p>11</text:p>
          </table:table-cell>
          <table:table-cell table:formula="of:=[.$E$253]-[.E280]+1+IF([.K51]&lt;10;1;0)" office:value-type="float" office:value="21" calcext:value-type="float">
            <text:p>21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30" calcext:value-type="float">
            <text:p>30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           " calcext:value-type="string">
            <text:p><text:s text:c="21"/></text:p>
          </table:table-cell>
          <table:table-cell table:formula="of:=IF([.N28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3]-[.E281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   " calcext:value-type="string">
            <text:p><text:s text:c="20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16" calcext:value-type="float">
            <text:p>16</text:p>
          </table:table-cell>
          <table:table-cell table:style-name="ce21" table:formula="of:=[.$E$253]-[.E282]+1+IF([.K53]&lt;10;1;0)" office:value-type="float" office:value="15" calcext:value-type="float">
            <text:p>15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30" calcext:value-type="float">
            <text:p>30</text:p>
          </table:table-cell>
          <table:table-cell table:style-name="ce21"/>
          <table:table-cell table:style-name="ce21" table:formula="of:=IF([.I28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2])" office:value-type="string" office:string-value="               " calcext:value-type="string">
            <text:p><text:s text:c="15"/></text:p>
          </table:table-cell>
          <table:table-cell table:style-name="ce21" table:formula="of:=IF([.N28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3]; TEXT([.M53];&quot;#,##0.0%&quot;))" office:value-type="string" office:string-value="50.0% =&gt; 700.0%" calcext:value-type="string">
            <text:p>50.0% =&gt; 70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3]; TEXT([.AN53];&quot;#,##0.0%&quot;))" office:value-type="string" office:string-value="12.0% =&gt; 168.0%" calcext:value-type="string">
            <text:p>12.0% =&gt; 168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3]; TEXT([.AK53];&quot;#,##0.0%&quot;))" office:value-type="string" office:string-value="5.0% =&gt; 168.0%" calcext:value-type="string">
            <text:p>5.0% =&gt; 168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3]; TEXT([.AZ53];&quot;#,##0.0%&quot;))" office:value-type="string" office:string-value="20.0% =&gt; 280.0%" calcext:value-type="string">
            <text:p>20.0% =&gt; 28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2]);&quot;#.00%&quot;); [.$N$253]; TEXT((0.5%+0.05%*[.I282])*[.K53];&quot;#.00%&quot;))" office:value-type="string" office:string-value="2.00% =&gt; 28.00%" calcext:value-type="string">
            <text:p>2.00% =&gt; 28.0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3]-[.E283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5" calcext:value-type="float">
            <text:p>5</text:p>
          </table:table-cell>
          <table:table-cell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formula="of:=REPT(&quot; &quot;; [.F283])" office:value-type="string" office:string-value="         " calcext:value-type="string">
            <text:p><text:s text:c="9"/></text:p>
          </table:table-cell>
          <table:table-cell table:formula="of:=IF([.N28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343" calcext:value-type="float">
            <text:p>2343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4:16:21.0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6-06T14:20:53.426000000</dc:date>
    <meta:generator>LibreOffice/7.0.5.2$Windows_X86_64 LibreOffice_project/64390860c6cd0aca4beafafcfd84613dd9dfb63a</meta:generator>
    <meta:editing-duration>P1DT4H57M9S</meta:editing-duration>
    <meta:editing-cycles>194</meta:editing-cycles>
    <meta:document-statistic meta:table-count="1" meta:cell-count="2168" meta:object-count="0"/>
    <meta:user-defined meta:name="AppVersion">16.0300</meta:user-defined>
  </office:meta>
</office:document-meta>
</file>